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var font-mono" svg:font-family="var font-mono" style:font-family-generic="system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SourceText" style:family="text">
      <style:text-properties style:font-name="var font-mono" fo:color="#B34A00"/>
    </style:style>
    <style:style style:name="T3" style:parent-style-name="SourceText" style:family="text">
      <style:text-properties style:font-name="var font-mono" fo:color="#14181F"/>
    </style:style>
    <style:style style:name="T4" style:parent-style-name="SourceText" style:family="text">
      <style:text-properties style:font-name="var font-mono" fo:color="#B34A00"/>
    </style:style>
    <style:style style:name="T5" style:parent-style-name="SourceText" style:family="text">
      <style:text-properties style:font-name="var font-mono" fo:color="#14181F"/>
    </style:style>
    <style:style style:name="P6" style:parent-style-name="PreformattedText" style:family="paragraph">
      <style:paragraph-properties fo:margin-bottom="0.1965in"/>
    </style:style>
    <style:style style:name="T7" style:parent-style-name="SourceText" style:family="text">
      <style:text-properties style:font-name="var font-mono" fo:color="#14181F"/>
    </style:style>
    <style:style style:name="T8" style:parent-style-name="SourceText" style:family="text">
      <style:text-properties style:font-name="var font-mono" fo:color="#B34A00"/>
    </style:style>
    <style:style style:name="T9" style:parent-style-name="SourceText" style:family="text">
      <style:text-properties style:font-name="var font-mono" fo:color="#14181F"/>
    </style:style>
    <style:style style:name="T10" style:parent-style-name="SourceText" style:family="text">
      <style:text-properties style:font-name="var font-mono" fo:color="#B34A00"/>
    </style:style>
    <style:style style:name="T11" style:parent-style-name="SourceText" style:family="text">
      <style:text-properties style:font-name="var font-mono" fo:color="#14181F"/>
    </style:style>
    <style:style style:name="P12" style:parent-style-name="PreformattedText" style:family="paragraph">
      <style:paragraph-properties fo:margin-bottom="0.1965in"/>
    </style:style>
    <style:style style:name="T13" style:parent-style-name="SourceText" style:family="text">
      <style:text-properties style:font-name="var font-mono" fo:color="#14181F"/>
    </style:style>
    <style:style style:name="T14" style:parent-style-name="SourceText" style:family="text">
      <style:text-properties style:font-name="var font-mono" fo:color="#B34A00"/>
    </style:style>
    <style:style style:name="T15" style:parent-style-name="SourceText" style:family="text">
      <style:text-properties style:font-name="var font-mono" fo:color="#14181F"/>
    </style:style>
    <style:style style:name="T16" style:parent-style-name="SourceText" style:family="text">
      <style:text-properties style:font-name="var font-mono" fo:color="#B34A00"/>
    </style:style>
    <style:style style:name="T17" style:parent-style-name="SourceText" style:family="text">
      <style:text-properties style:font-name="var font-mono" fo:color="#14181F"/>
    </style:style>
    <style:style style:name="P18" style:parent-style-name="PreformattedText" style:family="paragraph">
      <style:paragraph-properties fo:margin-bottom="0.1965in"/>
    </style:style>
    <style:style style:name="T19" style:parent-style-name="SourceText" style:family="text">
      <style:text-properties style:font-name="var font-mono" fo:color="#14181F"/>
    </style:style>
    <style:style style:name="T20" style:parent-style-name="SourceText" style:family="text">
      <style:text-properties style:font-name="var font-mono" fo:color="#008080"/>
    </style:style>
    <style:style style:name="T21" style:parent-style-name="SourceText" style:family="text">
      <style:text-properties style:font-name="var font-mono" fo:color="#B34A00"/>
    </style:style>
    <style:style style:name="T22" style:parent-style-name="SourceText" style:family="text">
      <style:text-properties style:font-name="var font-mono" fo:color="#14181F"/>
    </style:style>
    <style:style style:name="T23" style:parent-style-name="SourceText" style:family="text">
      <style:text-properties style:font-name="var font-mono" fo:color="#B34A00"/>
    </style:style>
    <style:style style:name="T24" style:parent-style-name="SourceText" style:family="text">
      <style:text-properties style:font-name="var font-mono" fo:color="#14181F"/>
    </style:style>
    <style:style style:name="P25" style:parent-style-name="PreformattedText" style:family="paragraph">
      <style:paragraph-properties fo:margin-bottom="0.1965in"/>
    </style:style>
    <style:style style:name="T26" style:parent-style-name="SourceText" style:family="text">
      <style:text-properties style:font-name="var font-mono" fo:color="#14181F"/>
    </style:style>
    <style:style style:name="T27" style:parent-style-name="SourceText" style:family="text">
      <style:text-properties style:font-name="var font-mono" fo:color="#B34A00"/>
    </style:style>
    <style:style style:name="T28" style:parent-style-name="SourceText" style:family="text">
      <style:text-properties style:font-name="var font-mono" fo:color="#14181F"/>
    </style:style>
    <style:style style:name="T29" style:parent-style-name="SourceText" style:family="text">
      <style:text-properties style:font-name="var font-mono" fo:color="#B34A00"/>
    </style:style>
    <style:style style:name="T30" style:parent-style-name="SourceText" style:family="text">
      <style:text-properties style:font-name="var font-mono" fo:color="#14181F"/>
    </style:style>
    <style:style style:name="P31" style:parent-style-name="PreformattedText" style:family="paragraph">
      <style:paragraph-properties fo:margin-bottom="0.1965in"/>
    </style:style>
    <style:style style:name="T32" style:parent-style-name="SourceText" style:family="text">
      <style:text-properties style:font-name="var font-mono" fo:color="#14181F"/>
    </style:style>
    <style:style style:name="T33" style:parent-style-name="SourceText" style:family="text">
      <style:text-properties style:font-name="var font-mono" fo:color="#14181F"/>
    </style:style>
    <style:style style:name="T34" style:parent-style-name="SourceText" style:family="text">
      <style:text-properties style:font-name="var font-mono" fo:color="#008080"/>
    </style:style>
    <style:style style:name="T35" style:parent-style-name="SourceText" style:family="text">
      <style:text-properties style:font-name="var font-mono" fo:color="#14181F"/>
    </style:style>
    <style:style style:name="T36" style:parent-style-name="SourceText" style:family="text">
      <style:text-properties style:font-name="var font-mono" fo:color="#B34A00"/>
    </style:style>
    <style:style style:name="T37" style:parent-style-name="SourceText" style:family="text">
      <style:text-properties style:font-name="var font-mono" fo:color="#14181F"/>
    </style:style>
    <style:style style:name="T38" style:parent-style-name="SourceText" style:family="text">
      <style:text-properties style:font-name="var font-mono" fo:color="#B34A00"/>
    </style:style>
    <style:style style:name="T39" style:parent-style-name="SourceText" style:family="text">
      <style:text-properties style:font-name="var font-mono" fo:color="#14181F"/>
    </style:style>
    <style:style style:name="P40" style:parent-style-name="PreformattedText" style:family="paragraph">
      <style:paragraph-properties fo:margin-bottom="0.1965in"/>
    </style:style>
    <style:style style:name="T41" style:parent-style-name="SourceText" style:family="text">
      <style:text-properties style:font-name="var font-mono" fo:color="#14181F"/>
    </style:style>
    <style:style style:name="T42" style:parent-style-name="SourceText" style:family="text">
      <style:text-properties style:font-name="var font-mono" fo:color="#B34A00"/>
    </style:style>
    <style:style style:name="T43" style:parent-style-name="SourceText" style:family="text">
      <style:text-properties style:font-name="var font-mono" fo:color="#14181F"/>
    </style:style>
    <style:style style:name="T44" style:parent-style-name="SourceText" style:family="text">
      <style:text-properties style:font-name="var font-mono" fo:color="#B34A00"/>
    </style:style>
    <style:style style:name="T45" style:parent-style-name="SourceText" style:family="text">
      <style:text-properties style:font-name="var font-mono" fo:color="#14181F"/>
    </style:style>
    <style:style style:name="P46" style:parent-style-name="PreformattedText" style:family="paragraph">
      <style:paragraph-properties fo:margin-bottom="0.1965in"/>
    </style:style>
    <style:style style:name="T47" style:parent-style-name="SourceText" style:family="text">
      <style:text-properties style:font-name="var font-mono" fo:color="#14181F"/>
    </style:style>
    <style:style style:name="T48" style:parent-style-name="SourceText" style:family="text">
      <style:text-properties style:font-name="var font-mono" fo:color="#B34A00"/>
    </style:style>
    <style:style style:name="T49" style:parent-style-name="SourceText" style:family="text">
      <style:text-properties style:font-name="var font-mono" fo:color="#14181F"/>
    </style:style>
    <style:style style:name="T50" style:parent-style-name="SourceText" style:family="text">
      <style:text-properties style:font-name="var font-mono" fo:color="#B34A00"/>
    </style:style>
    <style:style style:name="T51" style:parent-style-name="SourceText" style:family="text">
      <style:text-properties style:font-name="var font-mono" fo:color="#14181F"/>
    </style:style>
    <style:style style:name="P52" style:parent-style-name="PreformattedText" style:family="paragraph">
      <style:paragraph-properties fo:margin-bottom="0.1965in"/>
    </style:style>
    <style:style style:name="T53" style:parent-style-name="SourceText" style:family="text">
      <style:text-properties style:font-name="var font-mono" fo:color="#14181F"/>
    </style:style>
    <style:style style:name="T54" style:parent-style-name="SourceText" style:family="text">
      <style:text-properties style:font-name="var font-mono" fo:color="#B34A00"/>
    </style:style>
    <style:style style:name="T55" style:parent-style-name="SourceText" style:family="text">
      <style:text-properties style:font-name="var font-mono" fo:color="#14181F"/>
    </style:style>
    <style:style style:name="T56" style:parent-style-name="SourceText" style:family="text">
      <style:text-properties style:font-name="var font-mono" fo:color="#B34A00"/>
    </style:style>
    <style:style style:name="T57" style:parent-style-name="SourceText" style:family="text">
      <style:text-properties style:font-name="var font-mono" fo:color="#14181F"/>
    </style:style>
    <style:style style:name="P58" style:parent-style-name="PreformattedText" style:family="paragraph">
      <style:paragraph-properties fo:margin-bottom="0.1965in"/>
    </style:style>
    <style:style style:name="T59" style:parent-style-name="SourceText" style:family="text">
      <style:text-properties style:font-name="var font-mono" fo:color="#14181F"/>
    </style:style>
    <style:style style:name="T60" style:parent-style-name="SourceText" style:family="text">
      <style:text-properties style:font-name="var font-mono" fo:color="#B34A00"/>
    </style:style>
    <style:style style:name="T61" style:parent-style-name="SourceText" style:family="text">
      <style:text-properties style:font-name="var font-mono" fo:color="#14181F"/>
    </style:style>
    <style:style style:name="T62" style:parent-style-name="SourceText" style:family="text">
      <style:text-properties style:font-name="var font-mono" fo:color="#B34A00"/>
    </style:style>
    <style:style style:name="T63" style:parent-style-name="SourceText" style:family="text">
      <style:text-properties style:font-name="var font-mono" fo:color="#14181F"/>
    </style:style>
    <style:style style:name="P64" style:parent-style-name="PreformattedText" style:family="paragraph">
      <style:paragraph-properties fo:margin-bottom="0.1965in"/>
    </style:style>
    <style:style style:name="T65" style:parent-style-name="SourceText" style:family="text">
      <style:text-properties style:font-name="var font-mono" fo:color="#14181F"/>
    </style:style>
    <style:style style:name="T66" style:parent-style-name="SourceText" style:family="text">
      <style:text-properties style:font-name="var font-mono" fo:color="#B34A00"/>
    </style:style>
    <style:style style:name="T67" style:parent-style-name="SourceText" style:family="text">
      <style:text-properties style:font-name="var font-mono" fo:color="#14181F"/>
    </style:style>
    <style:style style:name="T68" style:parent-style-name="SourceText" style:family="text">
      <style:text-properties style:font-name="var font-mono" fo:color="#B34A00"/>
    </style:style>
    <style:style style:name="T69" style:parent-style-name="SourceText" style:family="text">
      <style:text-properties style:font-name="var font-mono" fo:color="#14181F"/>
    </style:style>
    <style:style style:name="P70" style:parent-style-name="PreformattedText" style:family="paragraph">
      <style:paragraph-properties fo:margin-bottom="0.1965in"/>
    </style:style>
    <style:style style:name="T71" style:parent-style-name="SourceText" style:family="text">
      <style:text-properties style:font-name="var font-mono" fo:color="#14181F"/>
    </style:style>
  </office:automatic-styles>
  <office:body>
    <office:text text:use-soft-page-breaks="true">
      <text:p text:style-name="P1"><text:span text:style-name="StrongEmphasis">T1:</text:span></text:p>
      <text:p text:style-name="Textbody">bash</text:p>
      <text:p text:style-name="PreformattedText"><text:span text:style-name="T2">cd</text:span><text:span text:style-name="T3"><text:s/>~/milk_dragon_ws &amp;&amp;<text:s/></text:span><text:span text:style-name="T4">source</text:span><text:span text:style-name="T5"><text:s/>install/setup.bash</text:span></text:p>
      <text:p text:style-name="P6"><text:span text:style-name="T7">ros2 launch milk_bringup sensor_all.launch.py</text:span></text:p>
      <text:p text:style-name="Textbody"><text:span text:style-name="StrongEmphasis">T1.5:</text:span></text:p>
      <text:p text:style-name="Textbody">bash</text:p>
      <text:p text:style-name="PreformattedText"><text:span text:style-name="T8">cd</text:span><text:span text:style-name="T9"><text:s/>~/milk_dragon_ws &amp;&amp;<text:s/></text:span><text:span text:style-name="T10">source</text:span><text:span text:style-name="T11"><text:s/>install/setup.bash</text:span></text:p>
      <text:p text:style-name="P12"><text:span text:style-name="T13">ros2 run milk_bringup scan_front_filter</text:span></text:p>
      <text:p text:style-name="Textbody"><text:span text:style-name="StrongEmphasis">T2:</text:span></text:p>
      <text:p text:style-name="Textbody">bash</text:p>
      <text:p text:style-name="PreformattedText"><text:span text:style-name="T14">cd</text:span><text:span text:style-name="T15"><text:s/>~/milk_dragon_ws &amp;&amp;<text:s/></text:span><text:span text:style-name="T16">source</text:span><text:span text:style-name="T17"><text:s/>install/setup.bash</text:span></text:p>
      <text:p text:style-name="P18"><text:span text:style-name="T19">ros2 launch lane_pixel_to_xyz lane_stack_nav2.launch.py pitch_deg:=</text:span><text:span text:style-name="T20">12.0</text:span></text:p>
      <text:p text:style-name="Textbody"><text:span text:style-name="StrongEmphasis">T3:</text:span></text:p>
      <text:p text:style-name="Textbody">bash</text:p>
      <text:p text:style-name="PreformattedText"><text:span text:style-name="T21">cd</text:span><text:span text:style-name="T22"><text:s/>~/milk_dragon_ws &amp;&amp;<text:s/></text:span><text:span text:style-name="T23">source</text:span><text:span text:style-name="T24"><text:s/>install/setup.bash</text:span></text:p>
      <text:p text:style-name="P25"><text:span text:style-name="T26">ros2 launch milk_bringup slam_toolbox.launch.py</text:span></text:p>
      <text:p text:style-name="Textbody"><text:span text:style-name="StrongEmphasis">T4:</text:span></text:p>
      <text:p text:style-name="Textbody">bash</text:p>
      <text:p text:style-name="PreformattedText"><text:span text:style-name="T27">cd</text:span><text:span text:style-name="T28"><text:s/>~/milk_dragon_ws &amp;&amp;<text:s/></text:span><text:span text:style-name="T29">source</text:span><text:span text:style-name="T30"><text:s/>install/setup.bash</text:span></text:p>
      <text:p text:style-name="P31"><text:span text:style-name="T32">ros2 launch p2os_launch p2os_driver.launch.py</text:span></text:p>
      <text:p text:style-name="Textbody"><text:span text:style-name="StrongEmphasis">T4.5:</text:span></text:p>
      <text:p text:style-name="Textbody">bash</text:p>
      <text:p text:style-name="PreformattedText"><text:span text:style-name="T33">stty -F /dev/ttyACM0<text:s/></text:span><text:span text:style-name="T34">115200</text:span><text:span text:style-name="T35"><text:s/>raw -echo</text:span></text:p>
      <text:p text:style-name="PreformattedText"><text:span text:style-name="T36">cd</text:span><text:span text:style-name="T37"><text:s/>~/ros2_ws &amp;&amp;<text:s/></text:span><text:span text:style-name="T38">source</text:span><text:span text:style-name="T39"><text:s/>install/setup.bash</text:span></text:p>
      <text:p text:style-name="P40"><text:span text:style-name="T41">ros2 launch estop_pkg estop.launch.py port:=/dev/ttyACM0</text:span></text:p>
      <text:p text:style-name="Textbody"><text:span text:style-name="StrongEmphasis">T5:</text:span></text:p>
      <text:p text:style-name="Textbody">bash</text:p>
      <text:p text:style-name="PreformattedText"><text:span text:style-name="T42">cd</text:span><text:span text:style-name="T43"><text:s/>~/milk_dragon_ws &amp;&amp;<text:s/></text:span><text:span text:style-name="T44">source</text:span><text:span text:style-name="T45"><text:s/>install/setup.bash</text:span></text:p>
      <text:p text:style-name="P46"><text:span text:style-name="T47">ros2 launch p2os_launch enable_motors.launch.py</text:span></text:p>
      <text:p text:style-name="Textbody"><text:span text:style-name="StrongEmphasis">T6:</text:span></text:p>
      <text:p text:style-name="Textbody">bash</text:p>
      <text:p text:style-name="PreformattedText"><text:span text:style-name="T48">cd</text:span><text:span text:style-name="T49"><text:s/>~/milk_dragon_ws &amp;&amp;<text:s/></text:span><text:span text:style-name="T50">source</text:span><text:span text:style-name="T51"><text:s/>install/setup.bash</text:span></text:p>
      <text:soft-page-break/>
      <text:p text:style-name="P52"><text:span text:style-name="T53">ros2 launch nav2_bringup navigation_launch.py params_file:=/home/nuc10/milk_dragon_ws/src/milk_bringup/config/nav2/nav2_params.yaml</text:span></text:p>
      <text:p text:style-name="Textbody"><text:span text:style-name="StrongEmphasis">T7:</text:span></text:p>
      <text:p text:style-name="Textbody">bash</text:p>
      <text:p text:style-name="PreformattedText"><text:span text:style-name="T54">cd</text:span><text:span text:style-name="T55"><text:s/>~/milk_dragon_ws &amp;&amp;<text:s/></text:span><text:span text:style-name="T56">source</text:span><text:span text:style-name="T57"><text:s/>install/setup.bash</text:span></text:p>
      <text:p text:style-name="P58"><text:span text:style-name="T59">ros2 run camera_detect run_yolo_nav2</text:span></text:p>
      <text:p text:style-name="Textbody"><text:span text:style-name="StrongEmphasis">T8:</text:span></text:p>
      <text:p text:style-name="Textbody">bash</text:p>
      <text:p text:style-name="PreformattedText"><text:span text:style-name="T60">cd</text:span><text:span text:style-name="T61"><text:s/>~/milk_dragon_ws &amp;&amp;<text:s/></text:span><text:span text:style-name="T62">source</text:span><text:span text:style-name="T63"><text:s/>install/setup.bash</text:span></text:p>
      <text:p text:style-name="P64"><text:span text:style-name="T65">ros2 run milk_bringup indoor_waypoint_nav --ros-args -p waypoints_file:=/home/nuc10/milk_dragon_ws/src/milk_bringup/config/indoor_waypoints.yaml -p return_to_start:=true</text:span></text:p>
      <text:p text:style-name="Textbody"><text:span text:style-name="StrongEmphasis">T9:</text:span></text:p>
      <text:p text:style-name="Textbody">bash</text:p>
      <text:p text:style-name="PreformattedText"><text:span text:style-name="T66">cd</text:span><text:span text:style-name="T67"><text:s/>~/milk_dragon_ws &amp;&amp;<text:s/></text:span><text:span text:style-name="T68">source</text:span><text:span text:style-name="T69"><text:s/>install/setup.bash</text:span></text:p>
      <text:p text:style-name="P70"><text:span text:style-name="T71">rviz2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var font-mono" svg:font-family="var font-mono" style:font-family-generic="system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S Z</meta:initial-creator>
    <dc:creator>Kaisheng Zhang</dc:creator>
    <meta:creation-date>2026-04-24T22:47:00Z</meta:creation-date>
    <dc:date>2026-04-24T22:47:00Z</dc:date>
    <meta:template xlink:href="Normal.dotm" xlink:type="simple"/>
    <meta:editing-cycles>2</meta:editing-cycles>
    <meta:editing-duration>PT60S</meta:editing-duration>
    <meta:document-statistic meta:page-count="2" meta:paragraph-count="39" meta:word-count="158" meta:character-count="1337" meta:row-count="64" meta:non-whitespace-character-count="1218"/>
  </office:meta>
</office:document-meta>
</file>